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1447" officeooo:paragraph-rsid="000f1447" style:font-size-asian="17.5pt" style:font-size-complex="20pt"/>
    </style:style>
    <style:style style:name="P2" style:family="paragraph" style:parent-style-name="Standard">
      <style:text-properties fo:font-size="13pt" officeooo:rsid="000f1447" officeooo:paragraph-rsid="000f1447" style:font-size-asian="11.3500003814697pt" style:font-size-complex="13pt"/>
    </style:style>
    <style:style style:name="P3" style:family="paragraph" style:parent-style-name="Standard">
      <style:text-properties fo:font-size="13pt" officeooo:rsid="00122cc8" officeooo:paragraph-rsid="00122cc8" style:font-size-asian="11.3500003814697pt" style:font-size-complex="13pt"/>
    </style:style>
    <style:style style:name="P4" style:family="paragraph" style:parent-style-name="Standard">
      <style:text-properties fo:font-size="13pt" officeooo:rsid="00122cc8" officeooo:paragraph-rsid="0013e618" style:font-size-asian="11.3500003814697pt" style:font-size-complex="13pt"/>
    </style:style>
    <style:style style:name="P5" style:family="paragraph" style:parent-style-name="Standard">
      <style:text-properties fo:font-size="13pt" officeooo:rsid="0013e618" officeooo:paragraph-rsid="0013e618" style:font-size-asian="11.3500003814697pt" style:font-size-complex="13pt"/>
    </style:style>
    <style:style style:name="P6" style:family="paragraph" style:parent-style-name="Standard">
      <style:text-properties fo:font-size="13pt" officeooo:rsid="00141339" officeooo:paragraph-rsid="00141339" style:font-size-asian="11.3500003814697pt" style:font-size-complex="13pt"/>
    </style:style>
    <style:style style:name="P7" style:family="paragraph" style:parent-style-name="Standard">
      <style:text-properties fo:font-size="13pt" officeooo:rsid="0015e4b0" officeooo:paragraph-rsid="0015e4b0" style:font-size-asian="11.3500003814697pt" style:font-size-complex="13pt"/>
    </style:style>
    <style:style style:name="P8" style:family="paragraph" style:parent-style-name="Standard">
      <style:text-properties fo:font-size="13pt" officeooo:rsid="0017a37c" officeooo:paragraph-rsid="0017a37c" style:font-size-asian="11.3500003814697pt" style:font-size-complex="13pt"/>
    </style:style>
    <style:style style:name="P9" style:family="paragraph" style:parent-style-name="Standard">
      <style:text-properties fo:font-size="15pt" officeooo:rsid="00122cc8" officeooo:paragraph-rsid="00122cc8" style:font-size-asian="13.1000003814697pt" style:font-size-complex="15pt"/>
    </style:style>
    <style:style style:name="P10" style:family="paragraph" style:parent-style-name="Standard">
      <style:text-properties fo:font-size="15pt" officeooo:rsid="0015e4b0" officeooo:paragraph-rsid="0015e4b0" style:font-size-asian="13.1000003814697pt" style:font-size-complex="15pt"/>
    </style:style>
    <style:style style:name="P11" style:family="paragraph" style:parent-style-name="Standard">
      <style:text-properties fo:font-size="13pt" style:text-underline-style="none" officeooo:rsid="0017a37c" officeooo:paragraph-rsid="0017a37c" style:font-size-asian="11.3500003814697pt" style:font-size-complex="13pt"/>
    </style:style>
    <style:style style:name="P12" style:family="paragraph" style:parent-style-name="Standard">
      <style:text-properties fo:font-size="13pt" style:text-underline-style="none" officeooo:rsid="0017daa5" officeooo:paragraph-rsid="0017daa5" style:font-size-asian="11.3500003814697pt" style:font-size-complex="13pt"/>
    </style:style>
    <style:style style:name="P13" style:family="paragraph" style:parent-style-name="Standard">
      <style:text-properties fo:font-size="13pt" style:text-underline-style="none" officeooo:rsid="001ac459" officeooo:paragraph-rsid="001ac459" style:font-size-asian="11.3500003814697pt" style:font-size-complex="13pt"/>
    </style:style>
    <style:style style:name="P14" style:family="paragraph" style:parent-style-name="Standard">
      <style:text-properties fo:font-size="13pt" style:text-underline-style="none" officeooo:rsid="001af2b5" officeooo:paragraph-rsid="001af2b5" style:font-size-asian="11.3500003814697pt" style:font-size-complex="13pt"/>
    </style:style>
    <style:style style:name="P15" style:family="paragraph" style:parent-style-name="Standard">
      <style:text-properties fo:font-size="13pt" style:text-underline-style="none" officeooo:rsid="001af2b5" officeooo:paragraph-rsid="0017daa5" style:font-size-asian="11.3500003814697pt" style:font-size-complex="13pt"/>
    </style:style>
    <style:style style:name="T1" style:family="text">
      <style:text-properties officeooo:rsid="000ff1fe"/>
    </style:style>
    <style:style style:name="T2" style:family="text">
      <style:text-properties officeooo:rsid="0010412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89b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able Heaps</text:p>
      <text:p text:style-name="P1"/>
      <text:p text:style-name="P2">Portable heaps are implemented for reducing locking latency while accessing dy<text:span text:style-name="T1">n</text:span>amic memory. <text:span text:style-name="T2">Allocations can be done on seperate and encapsulated heaps, while the total dynamic memory in the kernel can remain distributed.</text:span></text:p>
      <text:p text:style-name="P2"/>
      <text:p text:style-name="P9">struct InternalHeap - </text:p>
      <text:p text:style-name="P9"/>
      <text:p text:style-name="P3">This structure contains the data required to maintain a heap. It contains the elements - </text:p>
      <text:p text:style-name="P3"/>
      <text:p text:style-name="P4">1. HeapSize</text:p>
      <text:p text:style-name="P4"/>
      <text:p text:style-name="P4">Amount of memory dedicated for allocation. This amount can decrease or increase based on fragmentation of allocated memory.</text:p>
      <text:p text:style-name="P3"/>
      <text:p text:style-name="P5">2. Allocated</text:p>
      <text:p text:style-name="P5"/>
      <text:p text:style-name="P5">The amount of memory allocated already &amp; which cannot be used until freed.</text:p>
      <text:p text:style-name="P5"/>
      <text:p text:style-name="P5">3. Flags</text:p>
      <text:p text:style-name="P5"/>
      <text:p text:style-name="P5">This is a 32-bit field for flags. Currently, only the BestFit flag is used. This flags will be discussed later.</text:p>
      <text:p text:style-name="P5"/>
      <text:p text:style-name="P5">4. Start</text:p>
      <text:p text:style-name="P5"/>
      <text:p text:style-name="P5">This field has a type ‘struct HeapElement *’. This type will be told in the next topic. Right now, you can understand it as the head (or start) of a list containing data about memory regions.</text:p>
      <text:p text:style-name="P5"/>
      <text:p text:style-name="P6">5. HeapLock</text:p>
      <text:p text:style-name="P6"/>
      <text:p text:style-name="P6">A classical spinlock for heap synchronization.</text:p>
      <text:p text:style-name="P6"/>
      <text:p text:style-name="P10">struct HeapElement</text:p>
      <text:p text:style-name="P10"/>
      <text:p text:style-name="P7">This structure contains the data to recognize a memory region. It contains the following elements - </text:p>
      <text:p text:style-name="P7"/>
      <text:p text:style-name="P7">1. Parent</text:p>
      <text:p text:style-name="P7"/>
      <text:p text:style-name="P7">This field points to the heap which this memory region is alloted to.</text:p>
      <text:p text:style-name="P7"/>
      <text:p text:style-name="P8">2. Size</text:p>
      <text:p text:style-name="P8"/>
      <text:p text:style-name="P8">This field tells the amount of memory <text:span text:style-name="T3">placed after this structure</text:span><text:span text:style-name="T4">, which is dedicated for allocation right now.</text:span></text:p>
      <text:p text:style-name="P11"><text:soft-page-break/></text:p>
      <text:p text:style-name="P12">3. Free -</text:p>
      <text:p text:style-name="P12"/>
      <text:p text:style-name="P12">If value is equal to TRUE, then the memory after this structure is free for allocation. Otherwise, it has been alloc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8:33:30.737050165</meta:creation-date>
    <meta:generator>LibreOffice/5.1.6.2$Linux_X86_64 LibreOffice_project/10m0$Build-2</meta:generator>
    <dc:date>2017-04-11T19:33:32.185706354</dc:date>
    <meta:editing-duration>PT15M6S</meta:editing-duration>
    <meta:editing-cycles>14</meta:editing-cycles>
    <meta:document-statistic meta:table-count="0" meta:image-count="0" meta:object-count="0" meta:page-count="2" meta:paragraph-count="22" meta:word-count="232" meta:character-count="1384" meta:non-whitespace-character-count="1171"/>
  </office:meta>
</office:document-meta>
</file>